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380E8F291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562cm" draw:z-index="0"><draw:image xlink:href="Pictures/1000000100000780000004380E8F29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4T00:14:09.345000000</meta:creation-date>
    <dc:date>2025-04-24T00:14:22.243000000</dc:date>
    <meta:editing-duration>PT14S</meta:editing-duration>
    <meta:editing-cycles>1</meta:editing-cycles>
    <meta:generator>LibreOffice/24.8.5.1$Windows_X86_64 LibreOffice_project/8e3f91296d65a47712b8a390b4731fa5a2f6c9a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